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6D0000249100001504061E3F60.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1"/>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Standard">
      <style:paragraph-properties fo:margin-top="0in" fo:margin-bottom="0.0972in" fo:line-height="100%" fo:text-align="justify" style:justify-single-word="false" fo:orphans="2" fo:widows="2" fo:padding="0in" fo:border="none"/>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body-code">
      <style:paragraph-properties fo:orphans="2" fo:widows="2"/>
    </style:style>
    <style:style style:name="P10" style:family="paragraph" style:parent-style-name="sectionheading">
      <style:paragraph-properties fo:margin-top="0.0417in" fo:margin-bottom="0.0555in" fo:orphans="2" fo:widows="2"/>
    </style:style>
    <style:style style:name="P11" style:family="paragraph" style:parent-style-name="sectionheading">
      <style:paragraph-properties fo:margin-top="0.028in" fo:margin-bottom="0.0555in" fo:orphans="2" fo:widows="2"/>
    </style:style>
    <style:style style:name="P12" style:family="paragraph" style:parent-style-name="Heading_20_2">
      <style:paragraph-properties fo:margin-top="0in" fo:margin-bottom="0.0972in" fo:orphans="2" fo:widows="2"/>
    </style:style>
    <style:style style:name="P13" style:family="paragraph" style:parent-style-name="Heading_20_3">
      <style:paragraph-properties fo:margin-top="0.0417in" fo:margin-bottom="0.0693in" fo:orphans="2" fo:widows="2"/>
    </style:style>
    <style:style style:name="P14" style:family="paragraph" style:parent-style-name="Heading_20_1" style:master-page-name="Standard">
      <style:paragraph-properties fo:margin-top="0in" fo:margin-bottom="0in" fo:orphans="2" fo:widows="2" style:page-number="auto"/>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5"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5" svg:width="2.7913in" svg:height="0.135in" svg:x="-2.3752in" svg:y="0in">
        <draw:image xlink:href="Pictures/2000000700000FB5000000C94FDA4EAC.wmf" xlink:type="simple" xlink:show="embed" xlink:actuate="onLoad">
          <text:p/>
        </draw:image>
      </draw:frame>
      <text:h text:style-name="P14" text:outline-level="1">Transactions and Connections</text:h>
      <text:p text:style-name="P6"><text:bookmark text:name="_GoBack"/><draw:frame draw:style-name="fr2" draw:name="graphics1" text:anchor-type="as-char" svg:width="6.5in" svg:height="0.1346in" draw:z-index="15"><draw:image xlink:href="Pictures/20000007000025F9000000C9F0140E06.wmf" xlink:type="simple" xlink:show="embed" xlink:actuate="onLoad"/></draw:frame></text:p>
      <text:p text:style-name="P1">This chapter describes the interactions among JDO instances, JDO Persistence Managers, datastore transactions, and datastore connections.</text:p>
      <text:p text:style-name="P7"><draw:frame draw:style-name="fr2" draw:name="1" text:anchor-type="as-char" svg:width="2.7917in" svg:height="0.1346in" draw:z-index="0"><draw:image xlink:href="Pictures/2000000700000FB5000000C94FDA4EAC.wmf" xlink:type="simple" xlink:show="embed" xlink:actuate="onLoad"/></draw:frame></text:p>
      <text:h text:style-name="P12" text:outline-level="2">Overview</text:h>
      <text:p text:style-name="P1">Operations on persistent JDO instances at the user’s choice might be performed in the context of a <text:alphabetical-index-mark-start text:id="IMark141499600" text:main-entry="true"/>transaction<text:alphabetical-index-mark-end text:id="IMark141499600"/>. That is, the view of data in the datastore is transactionally consistent, according to the standard definition of ACID transactions:</text:p>
      <text:p text:style-name="P4">•<text:tab/>atomic --within a <text:alphabetical-index-mark-start text:id="IMark141499600" text:main-entry="true"/>transaction<text:alphabetical-index-mark-end text:id="IMark141499600"/>, changes to values in JDO instances are all executed or none is executed</text:p>
      <text:p text:style-name="P4">•<text:tab/>consistent -- changes to values in JDO instances are consistent with changes to other values in the same JDO instance</text:p>
      <text:p text:style-name="P4">•<text:tab/>isolated -- changes to values in JDO instances are isolated from changes to the same JDO instances in different transactions</text:p>
      <text:p text:style-name="P4">•<text:tab/>durable -- changes to values in JDO instances survive the end of the VM in which the changes were made</text:p>
      <text:p text:style-name="P7"><draw:frame draw:style-name="fr2" draw:name="2" text:anchor-type="as-char" svg:width="2.7917in" svg:height="0.1346in" draw:z-index="0"><draw:image xlink:href="Pictures/2000000700000FB5000000C94FDA4EAC.wmf" xlink:type="simple" xlink:show="embed" xlink:actuate="onLoad"/></draw:frame></text:p>
      <text:h text:style-name="P12" text:outline-level="2">Goals</text:h>
      <text:p text:style-name="P1">The JDO <text:alphabetical-index-mark-start text:id="IMark141499600" text:main-entry="true"/>transaction<text:alphabetical-index-mark-end text:id="IMark141499600"/> and connection contracts have the following goals.</text:p>
      <text:p text:style-name="P4">•<text:tab/>JDO implementations might span a range of small, embedded systems to large, enterprise systems</text:p>
      <text:p text:style-name="P4">•<text:tab/><text:alphabetical-index-mark-start text:id="IMark141499600" text:main-entry="true"/>Transaction<text:alphabetical-index-mark-end text:id="IMark141499600"/> management might be entirely hidden from class developers and application components, or might be explicitly exposed to class and application component developers.</text:p>
      <text:p text:style-name="P7"><draw:frame draw:style-name="fr2" draw:name="3" text:anchor-type="as-char" svg:width="2.7917in" svg:height="0.1346in" draw:z-index="0"><draw:image xlink:href="Pictures/2000000700000FB5000000C94FDA4EAC.wmf" xlink:type="simple" xlink:show="embed" xlink:actuate="onLoad"/></draw:frame></text:p>
      <text:h text:style-name="P12" text:outline-level="2">Architecture: PersistenceManager, Transactions, and Connections</text:h>
      <text:p text:style-name="P1">An instance of an object supporting the <text:span text:style-name="T1">PersistenceManager</text:span> interface represents a single user’s view of persistent data, including cached persistent instances across multiple serial datastore transactions. </text:p>
      <text:p text:style-name="P1"><text:soft-page-break/>There is a one-to-one relationship between the <text:span text:style-name="T1">PersistenceManager</text:span> and the <text:alphabetical-index-mark-start text:id="IMark141497008" text:main-entry="true"/><text:span text:style-name="T1">Transaction</text:span><text:alphabetical-index-mark-end text:id="IMark141497008"/>. The <text:alphabetical-index-mark-start text:id="IMark141499600" text:main-entry="true"/><text:span text:style-name="T1">Transaction</text:span><text:alphabetical-index-mark-end text:id="IMark141499600"/> interface is isolated because of separation of concerns. The methods could have been added to the <text:span text:style-name="T1">PersistenceManager</text:span> interface.</text:p>
      <text:p text:style-name="P1">The <text:span text:style-name="T1">javax.jdo.</text:span><text:alphabetical-index-mark-start text:id="IMark141756468" text:main-entry="true"/><text:span text:style-name="T1">Transaction</text:span><text:alphabetical-index-mark-end text:id="IMark141756468"/> interface provides for management of <text:alphabetical-index-mark-start text:id="IMark141499600" text:main-entry="true"/>transaction<text:alphabetical-index-mark-end text:id="IMark141499600"/> options and, in the non-<text:alphabetical-index-mark-start text:id="IMark141497008" text:main-entry="true"/>managed environment<text:alphabetical-index-mark-end text:id="IMark141497008"/>, for <text:alphabetical-index-mark-start text:id="IMark141757620" text:main-entry="true"/>transaction<text:alphabetical-index-mark-end text:id="IMark141757620"/> completion. It is similar in functionality to <text:span text:style-name="T1">javax.</text:span><text:alphabetical-index-mark-start text:id="IMark141910736" text:main-entry="true"/><text:span text:style-name="T1">transaction</text:span><text:alphabetical-index-mark-end text:id="IMark141910736"/><text:span text:style-name="T1">.UserTransaction</text:span>. That is, it contains <text:alphabetical-index-mark-start text:id="IMark141303188" text:main-entry="true"/>begin<text:alphabetical-index-mark-end text:id="IMark141303188"/>, <text:alphabetical-index-mark-start text:id="IMark141303668" text:main-entry="true"/>commit<text:alphabetical-index-mark-end text:id="IMark141303668"/>, and <text:alphabetical-index-mark-start text:id="IMark141026236" text:main-entry="true"/>rollback<text:alphabetical-index-mark-end text:id="IMark141026236"/> methods used to delimit transactions.</text:p>
      <text:h text:style-name="P10" text:outline-level="4"><text:bookmark text:name="X-10621548"/><text:tab/><text:tab/><text:alphabetical-index-mark-start text:id="IMark141026236" text:main-entry="true"/>Connection Management<text:alphabetical-index-mark-end text:id="IMark141026236"/> Scenarios</text:h>
      <text:p text:style-name="P4">•<text:tab/>single connection: In the simplest case, the PersistenceManager directly connects to the datastore and manages transactional data. In this case, there is no reason to expose any Connection properties other than those needed to identify the user and the data source. During <text:alphabetical-index-mark-start text:id="IMark141026236" text:main-entry="true"/>transaction<text:alphabetical-index-mark-end text:id="IMark141026236"/> processing, the Connection will be used to satisfy data read, write, and <text:alphabetical-index-mark-start text:id="IMark141303668" text:main-entry="true"/>transaction<text:alphabetical-index-mark-end text:id="IMark141303668"/> completion requests from the <text:span text:style-name="T1">PersistenceManager</text:span>. </text:p>
      <text:p text:style-name="P4">•<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4">•<text:tab/>distributed transactions: An even more complex case is where the <text:span text:style-name="T1">PersistenceManager</text:span> instances need to use connections that are involved in distributed transactions. This case requires coordination with a <text:alphabetical-index-mark-start text:id="IMark141026236" text:main-entry="true"/>Transaction<text:alphabetical-index-mark-end text:id="IMark141026236"/> Manager, and exposure of the <text:span text:style-name="T1">XAResource</text:span> from the datastore Connection. JDO does not specify how the application coordinates transactions among the <text:span text:style-name="T1">PersistenceManager</text:span> and the <text:alphabetical-index-mark-start text:id="IMark141303668" text:main-entry="true"/>Transaction<text:alphabetical-index-mark-end text:id="IMark141303668"/> Manager.</text:p>
      <text:p text:style-name="P4">•<text:tab/>managed connections: The last case to consider is the <text:alphabetical-index-mark-start text:id="IMark141303668" text:main-entry="true"/>managed environment<text:alphabetical-index-mark-end text:id="IMark141303668"/>, where the PersistenceManagerFactory uses a datastore Connection whose <text:alphabetical-index-mark-start text:id="IMark141026236" text:main-entry="true"/>transaction<text:alphabetical-index-mark-end text:id="IMark141026236"/> completion is managed by the application server. This case requires the datastore Connection to implement the J2EE Connector Architecture and the PersistenceManager to use the architected interfaces to obtain a reference to a Connection.</text:p>
      <text:p text:style-name="P1">The interface between the JDO implementation and the Connection component is not specified by JDO. In the non-<text:alphabetical-index-mark-start text:id="IMark141026236" text:main-entry="true"/>managed environment<text:alphabetical-index-mark-end text:id="IMark141026236"/>, <text:alphabetical-index-mark-start text:id="IMark141303668" text:main-entry="true"/>transaction<text:alphabetical-index-mark-end text:id="IMark141303668"/> completion is handled by the Connection managed internally by the <text:alphabetical-index-mark-start text:id="IMark141757620" text:main-entry="true"/>Transaction<text:alphabetical-index-mark-end text:id="IMark141757620"/>. In the <text:alphabetical-index-mark-start text:id="IMark141303188" text:main-entry="true"/>managed environment<text:alphabetical-index-mark-end text:id="IMark141303188"/>, <text:alphabetical-index-mark-start text:id="IMark141910736" text:main-entry="true"/>transaction<text:alphabetical-index-mark-end text:id="IMark141910736"/>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0" text:outline-level="4"><text:tab/><text:tab/>Native <text:alphabetical-index-mark-start text:id="IMark141910736" text:main-entry="true"/>Connection Management<text:alphabetical-index-mark-end text:id="IMark141910736"/></text:h>
      <text:p text:style-name="P1">If the JDO implementation supplies its own resource adapter implementation, this is termed native <text:alphabetical-index-mark-start text:id="IMark141910736" text:main-entry="true"/>connection management<text:alphabetical-index-mark-end text:id="IMark141910736"/>. For use in a <text:alphabetical-index-mark-start text:id="IMark141303188" text:main-entry="true"/>managed environment<text:alphabetical-index-mark-end text:id="IMark141303188"/>, the association between <text:soft-page-break/><text:alphabetical-index-mark-start text:id="IMark141757620" text:main-entry="true"/><text:span text:style-name="T1">Transaction</text:span><text:alphabetical-index-mark-end text:id="IMark141757620"/> and Connection must be established using the J2EE Connector Architecture [see Appendix A, reference 4]. This is done by the JDO implementation implementing the <text:span text:style-name="T1">javax.resource.ManagedConnectionFactory</text:span> interface.</text:p>
      <text:p text:style-name="P1">When used in a non-<text:alphabetical-index-mark-start text:id="IMark141910736" text:main-entry="true"/>managed environment<text:alphabetical-index-mark-end text:id="IMark141910736"/>, with non-distributed <text:alphabetical-index-mark-start text:id="IMark141757620" text:main-entry="true"/>transaction<text:alphabetical-index-mark-end text:id="IMark141757620"/> management (local transactions) the application can use the <text:span text:style-name="T1">PersistenceManagerFactory</text:span>. But if distributed <text:alphabetical-index-mark-start text:id="IMark141303188" text:main-entry="true"/>transaction<text:alphabetical-index-mark-end text:id="IMark141303188"/> management is required, the application needs to supply an implementation of <text:span text:style-name="T1">javax.resource.ManagedConnectionFactory</text:span> interface. This interface provides the infrastructure to enlist the <text:span text:style-name="T1">XAResource</text:span> with the <text:alphabetical-index-mark-start text:id="IMark141303668" text:main-entry="true"/>Transaction<text:alphabetical-index-mark-end text:id="IMark141303668"/> Manager used in the application.</text:p>
      <text:h text:style-name="P10" text:outline-level="4"><text:tab/><text:tab/>Non-native <text:alphabetical-index-mark-start text:id="IMark141303668" text:main-entry="true"/>Connection Management<text:alphabetical-index-mark-end text:id="IMark141303668"/></text:h>
      <text:p text:style-name="P1">If the JDO implementation uses a third party Connection interface, then it can be used in a <text:alphabetical-index-mark-start text:id="IMark141303668" text:main-entry="true"/>managed environment<text:alphabetical-index-mark-end text:id="IMark141303668"/>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1">In the non-managed case, non-distributed <text:alphabetical-index-mark-start text:id="IMark141303668" text:main-entry="true"/>transaction<text:alphabetical-index-mark-end text:id="IMark141303668"/> management can use the <text:span text:style-name="T1">PersistenceManagerFactory</text:span>, as above. But if distributed <text:alphabetical-index-mark-start text:id="IMark141303188" text:main-entry="true"/>transaction<text:alphabetical-index-mark-end text:id="IMark141303188"/> management is required, the application needs to supply an implementation of<text:span text:style-name="T1"> javax.resource.ConnectionManager</text:span> interface to be used with the application’s implementation of the <text:alphabetical-index-mark-start text:id="IMark141910736" text:main-entry="true"/>Connection management<text:alphabetical-index-mark-end text:id="IMark141910736"/>.</text:p>
      <text:h text:style-name="P10" text:outline-level="4"><text:bookmark text:name="X-10601769"/><text:tab/><text:tab/><text:alphabetical-index-mark-start text:id="IMark141910736" text:main-entry="true"/>Optimistic Transactions<text:alphabetical-index-mark-end text:id="IMark141910736"/></text:h>
      <text:p text:style-name="P1">There are two types of <text:alphabetical-index-mark-start text:id="IMark141910736" text:main-entry="true"/>transaction<text:alphabetical-index-mark-end text:id="IMark141910736"/> management strategies supported by JDO: “datastore <text:alphabetical-index-mark-start text:id="IMark141757620" text:main-entry="true"/>transaction<text:alphabetical-index-mark-end text:id="IMark141757620"/> management”; and “optimistic <text:alphabetical-index-mark-start text:id="IMark141303188" text:main-entry="true"/>transaction<text:alphabetical-index-mark-end text:id="IMark141303188"/> management”.</text:p>
      <text:p text:style-name="P1">With datastore <text:alphabetical-index-mark-start text:id="IMark141303188" text:main-entry="true"/>transaction<text:alphabetical-index-mark-end text:id="IMark141303188"/> management, all operations performed by the application on persistent data are done using a datastore <text:alphabetical-index-mark-start text:id="IMark141757620" text:main-entry="true"/>transaction<text:alphabetical-index-mark-end text:id="IMark141757620"/>. This means that between the first data access until the <text:alphabetical-index-mark-start text:id="IMark141910736" text:main-entry="true"/>commit<text:alphabetical-index-mark-end text:id="IMark141910736"/>, there is an active datastore <text:alphabetical-index-mark-start text:id="IMark141303668" text:main-entry="true"/>transaction<text:alphabetical-index-mark-end text:id="IMark141303668"/>.</text:p>
      <text:p text:style-name="P1">With optimistic <text:alphabetical-index-mark-start text:id="IMark141303668" text:main-entry="true"/>transaction<text:alphabetical-index-mark-end text:id="IMark141303668"/> management, operations performed by the application on persistent data outside a <text:alphabetical-index-mark-start text:id="IMark141910736" text:main-entry="true"/>transaction<text:alphabetical-index-mark-end text:id="IMark141910736"/> or before <text:alphabetical-index-mark-start text:id="IMark141757620" text:main-entry="true"/>commit<text:alphabetical-index-mark-end text:id="IMark141757620"/> are done using a short local datastore <text:alphabetical-index-mark-start text:id="IMark141303188" text:main-entry="true"/>transaction<text:alphabetical-index-mark-end text:id="IMark141303188"/>. During flush, a datastore <text:alphabetical-index-mark-start text:id="IMark141026236" text:main-entry="true"/>transaction<text:alphabetical-index-mark-end text:id="IMark141026236"/> is used for the update operations, verifying that the proposed changes do not conflict with a parallel update by a different <text:alphabetical-index-mark-start text:id="IMark141497008" text:main-entry="true"/>transaction<text:alphabetical-index-mark-end text:id="IMark141497008"/>.</text:p>
      <text:p text:style-name="P1">Optimistic <text:alphabetical-index-mark-start text:id="IMark141497008" text:main-entry="true"/>transaction<text:alphabetical-index-mark-end text:id="IMark141497008"/> management is specified by the <text:span text:style-name="T1">Optimistic</text:span> setting on <text:alphabetical-index-mark-start text:id="IMark141026236" text:main-entry="true"/><text:span text:style-name="T1">Transaction</text:span><text:alphabetical-index-mark-end text:id="IMark141026236"/>.</text:p>
      <text:p text:style-name="P8"><text:soft-page-break/><draw:frame draw:style-name="fr2" draw:name="4" text:anchor-type="as-char" svg:width="6.5in" svg:height="0.1346in" draw:z-index="0"><draw:image xlink:href="Pictures/20000007000025F9000000C9F0140E06.wmf" xlink:type="simple" xlink:show="embed" xlink:actuate="onLoad"/></draw:frame><text:span text:style-name="T3"><text:tab/>Figure 16.0<text:tab/>Transactions and Connections</text:span></text:p>
      <text:p text:style-name="P7"><draw:frame draw:style-name="fr1" draw:name="Frame1" text:anchor-type="paragraph" svg:x="-0.0008in" svg:y="-0.0008in" fo:min-width="0.0161in" draw:z-index="14"><draw:text-box fo:min-height="0.0161in"><text:p text:style-name="P5"><draw:frame draw:style-name="fr2" draw:name="5" text:anchor-type="as-char" svg:width="6.5in" svg:height="3.7398in" draw:z-index="0"><draw:image xlink:href="Pictures/2000006D0000249100001504061E3F60.wmf" xlink:type="simple" xlink:show="embed" xlink:actuate="onLoad"/></draw:frame></text:p></draw:text-box></draw:frame><draw:frame draw:style-name="fr2" draw:name="6" text:anchor-type="as-char" svg:width="2.7917in" svg:height="0.1346in" draw:z-index="0"><draw:image xlink:href="Pictures/2000000700000FB5000000C94FDA4EAC.wmf" xlink:type="simple" xlink:show="embed" xlink:actuate="onLoad"/></draw:frame></text:p>
      <text:h text:style-name="P12" text:outline-level="2"><text:bookmark text:name="R-1057216"/>Interface <text:alphabetical-index-mark-start text:id="IMark141026236" text:main-entry="true"/>Transaction<text:alphabetical-index-mark-end text:id="IMark141026236"/></text:h>
      <text:p text:style-name="P2">package javax.jdo;</text:p>
      <text:p text:style-name="P2">public interface <text:alphabetical-index-mark-start text:id="IMark141026236" text:main-entry="true"/>Transaction<text:alphabetical-index-mark-end text:id="IMark141026236"/> {</text:p>
      <text:h text:style-name="P13" text:outline-level="3">PersistenceManager</text:h>
      <text:p text:style-name="P2">PersistenceManager getPersistenceManager ();</text:p>
      <text:p text:style-name="P1"><text:span text:style-name="Assertion">A13.4.1-1 [</text:span>This method returns the <text:span text:style-name="T1">PersistenceManager</text:span> associated with this <text:alphabetical-index-mark-start text:id="IMark141497008" text:main-entry="true"/><text:span text:style-name="T1">Transaction</text:span><text:alphabetical-index-mark-end text:id="IMark141497008"/> instance.<text:span text:style-name="Assertion">]</text:span></text:p>
      <text:p text:style-name="P2">boolean <text:alphabetical-index-mark-start text:id="IMark141026236" text:main-entry="true"/>isActive<text:alphabetical-index-mark-end text:id="IMark141026236"/> ();</text:p>
      <text:p text:style-name="P1"><text:span text:style-name="Assertion">A13.4.1-2 [</text:span>This method tells whether there is an active <text:alphabetical-index-mark-start text:id="IMark141026236" text:main-entry="true"/>transaction<text:alphabetical-index-mark-end text:id="IMark141026236"/>. The <text:alphabetical-index-mark-start text:id="IMark141497008" text:main-entry="true"/>transaction<text:alphabetical-index-mark-end text:id="IMark141497008"/> might be either a local <text:alphabetical-index-mark-start text:id="IMark141303188" text:main-entry="true"/>transaction<text:alphabetical-index-mark-end text:id="IMark141303188"/> or a distributed <text:alphabetical-index-mark-start text:id="IMark141757620" text:main-entry="true"/>transaction<text:alphabetical-index-mark-end text:id="IMark141757620"/>. If the <text:alphabetical-index-mark-start text:id="IMark141910736" text:main-entry="true"/>transaction<text:alphabetical-index-mark-end text:id="IMark141910736"/> is local, then a return value of <text:span text:style-name="T1">true</text:span> means that the <text:alphabetical-index-mark-start text:id="IMark141303668" text:main-entry="true"/><text:span text:style-name="T1">begin</text:span><text:alphabetical-index-mark-end text:id="IMark141303668"/> method was executed and neither <text:alphabetical-index-mark-start text:id="IMark141499600" text:main-entry="true"/><text:span text:style-name="T1">commit</text:span><text:alphabetical-index-mark-end text:id="IMark141499600"/> nor <text:alphabetical-index-mark-start text:id="IMark141400804" text:main-entry="true"/><text:span text:style-name="T1">rollback</text:span><text:alphabetical-index-mark-end text:id="IMark141400804"/> has been executed.<text:span text:style-name="Assertion">]</text:span> If the <text:alphabetical-index-mark-start text:id="IMark141756468" text:main-entry="true"/>transaction<text:alphabetical-index-mark-end text:id="IMark141756468"/> is managed by <text:span text:style-name="T1">XAResource</text:span> with a <text:span text:style-name="T1">TransactionManager</text:span>, then this method indicates whether there is a distributed <text:alphabetical-index-mark-start text:id="IMark142216632" text:main-entry="true"/>transaction<text:alphabetical-index-mark-end text:id="IMark142216632"/> active. </text:p>
      <text:p text:style-name="P1"><text:span text:style-name="Assertion">A13.4.1-3 [</text:span>This method returns <text:span text:style-name="T1">true</text:span> after the <text:alphabetical-index-mark-start text:id="IMark142216632" text:main-entry="true"/>transaction<text:alphabetical-index-mark-end text:id="IMark142216632"/> has been started, until before the <text:span text:style-name="T1">afterCompletion</text:span> <text:alphabetical-index-mark-start text:id="IMark141756468" text:main-entry="true"/>synchronization<text:alphabetical-index-mark-end text:id="IMark141756468"/> method is called.<text:span text:style-name="Assertion">]</text:span> The method returns <text:span text:style-name="T1">false</text:span> during <text:span text:style-name="T1">afterCompletion</text:span>.</text:p>
      <text:h text:style-name="P13" text:outline-level="3"><text:soft-page-break/><text:alphabetical-index-mark-start text:id="IMark141756468" text:main-entry="true"/>Transaction<text:alphabetical-index-mark-end text:id="IMark141756468"/> options</text:h>
      <text:p text:style-name="P1"><text:alphabetical-index-mark-start text:id="IMark141756468" text:main-entry="true"/>Transaction<text:alphabetical-index-mark-end text:id="IMark141756468"/> options are valid for both managed and non-managed environments. Flags are durable until changed explicitly by <text:span text:style-name="T1">set</text:span> methods. They are not changed by <text:alphabetical-index-mark-start text:id="IMark141910736" text:main-entry="true"/>transaction<text:alphabetical-index-mark-end text:id="IMark141910736"/> demarcation methods.</text:p>
      <text:p text:style-name="P1"><text:span text:style-name="Assertion">A13.4.2-1, A13.4.2-2, A13.4.2-3, A13.4.2-4, A13.4.2-19[</text:span>If any of the <text:span text:style-name="T1">set</text:span> methods is called during <text:alphabetical-index-mark-start text:id="IMark141910736" text:main-entry="true"/>commit<text:alphabetical-index-mark-end text:id="IMark141910736"/> or <text:alphabetical-index-mark-start text:id="IMark142216632" text:main-entry="true"/>rollback<text:alphabetical-index-mark-end text:id="IMark142216632"/> processing (within the <text:span text:style-name="T1">beforeCompletion</text:span> <text:alphabetical-index-mark-start text:id="IMark141756468" text:main-entry="true"/>synchronization<text:alphabetical-index-mark-end text:id="IMark141756468"/> method), a <text:span text:style-name="T1">JDOUserException</text:span> is thrown.<text:span text:style-name="Assertion">]</text:span> These methods can be called during <text:span text:style-name="T1">afterCompletion</text:span> processing.</text:p>
      <text:p text:style-name="P1"><text:span text:style-name="Assertion">A13.4.2-5, A13.4.2-6, A13.4.2-7, A13.4.2-8, A13.4.2-20[</text:span>If an implementation does not support the option, then an attempt to set the flag to an unsupported value will throw <text:span text:style-name="T1">JDOUnsupportedOptionException</text:span>.<text:span text:style-name="Assertion">]</text:span></text:p>
      <text:h text:style-name="P10" text:outline-level="4"><text:tab/><text:tab/>Nontransactional access to persistent values</text:h>
      <text:p text:style-name="P9">boolean <text:alphabetical-index-mark-start text:id="IMark141910736" text:main-entry="true"/>getNontransactionalRead<text:alphabetical-index-mark-end text:id="IMark141910736"/> ();</text:p>
      <text:p text:style-name="P9">void <text:alphabetical-index-mark-start text:id="IMark141910736" text:main-entry="true"/>setNontransactionalRead<text:alphabetical-index-mark-end text:id="IMark141910736"/> (boolean flag);</text:p>
      <text:p text:style-name="P1">These methods access the flag that allows persistent instances to be read outside a <text:alphabetical-index-mark-start text:id="IMark141910736" text:main-entry="true"/>transaction<text:alphabetical-index-mark-end text:id="IMark141910736"/>. <text:span text:style-name="Assertion">A13.4.2-9 [</text:span>If this flag is set to <text:span text:style-name="T1">true</text:span>, then queries and read access (including navigation) are allowed without an active <text:alphabetical-index-mark-start text:id="IMark141756468" text:main-entry="true"/>transaction<text:alphabetical-index-mark-end text:id="IMark141756468"/>.<text:span text:style-name="Assertion">]</text:span> <text:span text:style-name="Assertion">A13.4.2-10[</text:span>If this flag is set to <text:span text:style-name="T1">false</text:span>, then queries and non-primary key field read access (including navigation) outside an active <text:alphabetical-index-mark-start text:id="IMark142216632" text:main-entry="true"/>transaction<text:alphabetical-index-mark-end text:id="IMark142216632"/> throw a <text:span text:style-name="T1">JDOUserException</text:span>.<text:span text:style-name="Assertion">]</text:span> </text:p>
      <text:p text:style-name="P9">boolean <text:alphabetical-index-mark-start text:id="IMark141499600" text:main-entry="true"/>getNontransactionalWrite<text:alphabetical-index-mark-end text:id="IMark141499600"/> ();</text:p>
      <text:p text:style-name="P9">void <text:alphabetical-index-mark-start text:id="IMark141499600" text:main-entry="true"/>setNontransactionalWrite<text:alphabetical-index-mark-end text:id="IMark141499600"/> (boolean flag);</text:p>
      <text:p text:style-name="P1">These methods access the flag that allows non-transactional instances to be written in the cache. <text:span text:style-name="Assertion">A13.4.2-11 [</text:span>If this flag is set to <text:span text:style-name="T1">true</text:span>, then updates to non-transactional instances are allowed without an active <text:alphabetical-index-mark-start text:id="IMark141499600" text:main-entry="true"/>transaction<text:alphabetical-index-mark-end text:id="IMark141499600"/>.<text:span text:style-name="Assertion">Duplicates 5.6-9]</text:span> <text:span text:style-name="Assertion">A13.4.2-12 [</text:span>If this flag is set to <text:span text:style-name="T1">false</text:span>, then updates to non-transactional instances outside an active <text:alphabetical-index-mark-start text:id="IMark142216632" text:main-entry="true"/>transaction<text:alphabetical-index-mark-end text:id="IMark142216632"/> throw a <text:span text:style-name="T1">JDOUserException</text:span>.<text:span text:style-name="Assertion">]</text:span> </text:p>
      <text:h text:style-name="P10" text:outline-level="4"><text:tab/><text:tab/>Optimistic concurrency control</text:h>
      <text:p text:style-name="P1"><text:span text:style-name="Assertion">A13.4.2-13 [</text:span>If this flag is set to <text:span text:style-name="T1">true</text:span>, then optimistic concurrency is used for managing transactions.<text:span text:style-name="Assertion">Duplicates 5.8]</text:span></text:p>
      <text:p text:style-name="P9">boolean <text:alphabetical-index-mark-start text:id="IMark142216632" text:main-entry="true"/>getOptimistic<text:alphabetical-index-mark-end text:id="IMark142216632"/> ();</text:p>
      <text:p text:style-name="P1">The optimistic setting currently active is returned.</text:p>
      <text:p text:style-name="P2">void <text:alphabetical-index-mark-start text:id="IMark141910736" text:main-entry="true"/>setOptimistic<text:alphabetical-index-mark-end text:id="IMark141910736"/> (boolean flag);</text:p>
      <text:p text:style-name="P1"><text:span text:style-name="Assertion">A13.4.2-14 [</text:span>The optimistic setting passed replaces the optimistic setting currently active.<text:span text:style-name="Assertion">]</text:span> </text:p>
      <text:h text:style-name="P10" text:outline-level="4"><text:tab/><text:tab/>Retain values at <text:alphabetical-index-mark-start text:id="IMark141910736" text:main-entry="true"/>transaction<text:alphabetical-index-mark-end text:id="IMark141910736"/> <text:alphabetical-index-mark-start text:id="IMark142216632" text:main-entry="true"/>commit<text:alphabetical-index-mark-end text:id="IMark142216632"/></text:h>
      <text:p text:style-name="P1"><text:span text:style-name="Assertion">A13.4.2-16 [</text:span>If this flag is set to <text:span text:style-name="T1">true</text:span>, then eviction of transactional persistent instances does not take place at <text:alphabetical-index-mark-start text:id="IMark142216632" text:main-entry="true"/>transaction<text:alphabetical-index-mark-end text:id="IMark142216632"/> <text:alphabetical-index-mark-start text:id="IMark141910736" text:main-entry="true"/>commit<text:alphabetical-index-mark-end text:id="IMark141910736"/>.<text:span text:style-name="Assertion">Duplicates 5.6-10...5.6-13]</text:span> If this flag is set to false, then eviction of transactional persistent instances takes place at <text:alphabetical-index-mark-start text:id="IMark141499600" text:main-entry="true"/>transaction<text:alphabetical-index-mark-end text:id="IMark141499600"/> <text:alphabetical-index-mark-start text:id="IMark141756468" text:main-entry="true"/>commit<text:alphabetical-index-mark-end text:id="IMark141756468"/>. </text:p>
      <text:p text:style-name="P1">This flag is only used if the PersistenceManager DetachAllOnCommit flag is false.</text:p>
      <text:p text:style-name="P2">boolean <text:alphabetical-index-mark-start text:id="IMark141499600" text:main-entry="true"/>getRetainValues<text:alphabetical-index-mark-end text:id="IMark141499600"/> ();</text:p>
      <text:p text:style-name="P1"><text:span text:style-name="Assertion">A13.4.2-17 [</text:span>The <text:alphabetical-index-mark-start text:id="IMark141499600" text:main-entry="true"/><text:span text:style-name="T1">retainValues</text:span><text:alphabetical-index-mark-end text:id="IMark141499600"/> setting currently active is returned.<text:span text:style-name="Assertion">]</text:span></text:p>
      <text:p text:style-name="P9">void <text:alphabetical-index-mark-start text:id="IMark141499600" text:main-entry="true"/>setRetainValues<text:alphabetical-index-mark-end text:id="IMark141499600"/> (boolean flag);</text:p>
      <text:p text:style-name="P1"><text:span text:style-name="Assertion">A13.4.2-18 [</text:span>The <text:alphabetical-index-mark-start text:id="IMark141499600" text:main-entry="true"/><text:span text:style-name="T1">retainValues</text:span><text:alphabetical-index-mark-end text:id="IMark141499600"/> setting passed replaces the <text:alphabetical-index-mark-start text:id="IMark141910736" text:main-entry="true"/><text:span text:style-name="T1">retainValues</text:span><text:alphabetical-index-mark-end text:id="IMark141910736"/> setting currently active.<text:span text:style-name="Assertion">]</text:span></text:p>
      <text:h text:style-name="P10" text:outline-level="4"><text:soft-page-break/><text:tab/><text:tab/>Restore values at <text:alphabetical-index-mark-start text:id="IMark141910736" text:main-entry="true"/>transaction<text:alphabetical-index-mark-end text:id="IMark141910736"/> <text:alphabetical-index-mark-start text:id="IMark142216632" text:main-entry="true"/>rollback<text:alphabetical-index-mark-end text:id="IMark142216632"/></text:h>
      <text:p text:style-name="P1"><text:span text:style-name="Assertion">A13.4.2-21 [</text:span>If this flag is set to <text:span text:style-name="T1">true</text:span>, then restoration of transactional persistent instances takes place at <text:alphabetical-index-mark-start text:id="IMark142216632" text:main-entry="true"/>transaction<text:alphabetical-index-mark-end text:id="IMark142216632"/> <text:alphabetical-index-mark-start text:id="IMark141910736" text:main-entry="true"/>rollback<text:alphabetical-index-mark-end text:id="IMark141910736"/>.<text:span text:style-name="Assertion">]</text:span> <text:span text:style-name="Assertion">A13.4.2-22 [</text:span>If this flag is set to false, then eviction of transactional persistent instances takes place at <text:alphabetical-index-mark-start text:id="IMark141499600" text:main-entry="true"/>transaction<text:alphabetical-index-mark-end text:id="IMark141499600"/> <text:alphabetical-index-mark-start text:id="IMark141756468" text:main-entry="true"/>rollback<text:alphabetical-index-mark-end text:id="IMark141756468"/>.<text:span text:style-name="Assertion">]</text:span></text:p>
      <text:p text:style-name="P9">boolean <text:alphabetical-index-mark-start text:id="IMark141756468" text:main-entry="true"/>getRestoreValues<text:alphabetical-index-mark-end text:id="IMark141756468"/> ();</text:p>
      <text:p text:style-name="P1"><text:span text:style-name="Assertion">A13.4.2-23 [</text:span>The <text:alphabetical-index-mark-start text:id="IMark141756468" text:main-entry="true"/><text:span text:style-name="T1">restoreValues</text:span><text:alphabetical-index-mark-end text:id="IMark141756468"/> setting currently active is returned.<text:span text:style-name="Assertion">]</text:span></text:p>
      <text:p text:style-name="P9">void <text:alphabetical-index-mark-start text:id="IMark141756468" text:main-entry="true"/>setRestoreValues<text:alphabetical-index-mark-end text:id="IMark141756468"/> (boolean flag);</text:p>
      <text:p text:style-name="P1"><text:span text:style-name="Assertion">A13.4.2-24 [</text:span>The <text:alphabetical-index-mark-start text:id="IMark141756468" text:main-entry="true"/><text:span text:style-name="T1">restoreValues</text:span><text:alphabetical-index-mark-end text:id="IMark141756468"/> setting passed replaces the <text:alphabetical-index-mark-start text:id="IMark141910736" text:main-entry="true"/><text:span text:style-name="T1">restoreValues</text:span><text:alphabetical-index-mark-end text:id="IMark141910736"/> setting currently active.<text:span text:style-name="Assertion">]</text:span> </text:p>
      <text:h text:style-name="P10" text:outline-level="4"><text:tab/><text:tab/><text:alphabetical-index-mark-start text:id="IMark141910736" text:main-entry="true"/>Transaction<text:alphabetical-index-mark-end text:id="IMark141910736"/> <text:alphabetical-index-mark-start text:id="IMark142216632" text:main-entry="true"/>Isolation Level<text:alphabetical-index-mark-end text:id="IMark142216632"/></text:h>
      <text:p text:style-name="P1">This value determines some of the behavior of the implementation with regard to the connection to the underlying datastore.</text:p>
      <text:p text:style-name="P1">With datastore transactions, the underlying connection for the <text:alphabetical-index-mark-start text:id="IMark142216632" text:main-entry="true"/>transaction<text:alphabetical-index-mark-end text:id="IMark142216632"/> will be obtained using the specified <text:alphabetical-index-mark-start text:id="IMark141910736" text:main-entry="true"/>isolation level<text:alphabetical-index-mark-end text:id="IMark141910736"/> or a higher one if the requested level is not supported. <text:span text:style-name="Assertion">A13.4.2-25 [</text:span>The <text:alphabetical-index-mark-start text:id="IMark141756468" text:main-entry="true"/>isolation level<text:alphabetical-index-mark-end text:id="IMark141756468"/> cannot be changed while a <text:alphabetical-index-mark-start text:id="IMark141499600" text:main-entry="true"/>transaction<text:alphabetical-index-mark-end text:id="IMark141499600"/> is in progress.<text:span text:style-name="Assertion">]</text:span> <text:span text:style-name="Assertion">A13.4.2-26 [</text:span>If the specified isolation or higher is not available, <text:span text:style-name="T1">JDOUnsupportedOptionException</text:span> is thrown.<text:span text:style-name="Assertion">]</text:span> </text:p>
      <text:p text:style-name="P1">With <text:alphabetical-index-mark-start text:id="IMark141756468" text:main-entry="true"/>optimistic transactions<text:alphabetical-index-mark-end text:id="IMark141756468"/>, for each connection to the datastore, the underlying connection will be obtained using the specified <text:alphabetical-index-mark-start text:id="IMark141499600" text:main-entry="true"/>isolation level<text:alphabetical-index-mark-end text:id="IMark141499600"/> or a higher one if the requested level is not supported. <text:span text:style-name="Assertion">A13.4.2-27 [</text:span>The <text:alphabetical-index-mark-start text:id="IMark141910736" text:main-entry="true"/>isolation level<text:alphabetical-index-mark-end text:id="IMark141910736"/> can be changed while a <text:alphabetical-index-mark-start text:id="IMark142216632" text:main-entry="true"/>transaction<text:alphabetical-index-mark-end text:id="IMark142216632"/> is in progress, and the new level is used for any connections obtained during subsequent operations. <text:span text:style-name="Assertion">]</text:span> <text:span text:style-name="Assertion">A13.4.2-28 [</text:span>If the specified isolation or higher is not available, <text:span text:style-name="T1">JDOUnsupportedOptionException</text:span> is thrown. <text:span text:style-name="Assertion">]</text:span> </text:p>
      <text:p text:style-name="P9">String <text:alphabetical-index-mark-start text:id="IMark141910736" text:main-entry="true"/>getIsolationLevel<text:alphabetical-index-mark-end text:id="IMark141910736"/>();</text:p>
      <text:p text:style-name="P1"><text:span text:style-name="Assertion">A13.4.2-29 [</text:span>The <text:alphabetical-index-mark-start text:id="IMark141910736" text:main-entry="true"/><text:span text:style-name="T1">IsolationLevel</text:span><text:alphabetical-index-mark-end text:id="IMark141910736"/> setting currently active is returned. This might be a higher <text:alphabetical-index-mark-start text:id="IMark142216632" text:main-entry="true"/>isolation level<text:alphabetical-index-mark-end text:id="IMark142216632"/> than requested.<text:span text:style-name="Assertion">]</text:span></text:p>
      <text:p text:style-name="P9">void <text:alphabetical-index-mark-start text:id="IMark142216632" text:main-entry="true"/>setIsolationLevel<text:alphabetical-index-mark-end text:id="IMark142216632"/> (String level);</text:p>
      <text:p text:style-name="P1"><text:span text:style-name="Assertion">A13.4.2-30 [</text:span>The <text:span text:style-name="T1">level</text:span> passed replaces the <text:alphabetical-index-mark-start text:id="IMark142216632" text:main-entry="true"/><text:span text:style-name="T1">IsolationLevel</text:span><text:alphabetical-index-mark-end text:id="IMark142216632"/> currently active.<text:span text:style-name="Assertion">]</text:span> </text:p>
      <text:h text:style-name="P10" text:outline-level="4"><text:tab/><text:tab/>Serialize Access to Instances Read from the Datastore (<text:alphabetical-index-mark-start text:id="IMark142216632" text:main-entry="true"/>SerializeRead<text:alphabetical-index-mark-end text:id="IMark142216632"/>)</text:h>
      <text:p text:style-name="P1">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ext:alphabetical-index-mark-start text:id="IMark142216632" text:main-entry="true"/>transaction<text:alphabetical-index-mark-end text:id="IMark142216632"/> <text:alphabetical-index-mark-start text:id="IMark141910736" text:main-entry="true"/>commit<text:alphabetical-index-mark-end text:id="IMark141910736"/>. With the flag set to <text:span text:style-name="T1">false</text:span>, accesses are not exclusive. With the flag set to <text:span text:style-name="T1">null</text:span>, <text:span text:style-name="Assertion">]</text:span>the behavior is determined by the metadata setting of the <text:span text:style-name="T1">serialize-read</text:span> property of the persistent class or interface.</text:p>
      <text:p text:style-name="P9">Boolean <text:alphabetical-index-mark-start text:id="IMark142216632" text:main-entry="true"/>getSerializeRead<text:alphabetical-index-mark-end text:id="IMark142216632"/>();</text:p>
      <text:p text:style-name="P1"><text:span text:style-name="Assertion">A13.4.2-29 [</text:span>The <text:alphabetical-index-mark-start text:id="IMark142216632" text:main-entry="true"/><text:span text:style-name="T1">SerializeRead</text:span><text:alphabetical-index-mark-end text:id="IMark142216632"/> setting currently active is returned. </text:p>
      <text:p text:style-name="P9">void <text:alphabetical-index-mark-start text:id="IMark142216632" text:main-entry="true"/>setSerializeRead<text:alphabetical-index-mark-end text:id="IMark142216632"/>(Boolean flag);</text:p>
      <text:p text:style-name="P1"><text:span text:style-name="Assertion">A13.4.2-29 [</text:span>The <text:alphabetical-index-mark-start text:id="IMark142216632" text:main-entry="true"/><text:span text:style-name="T1">SerializeRead</text:span><text:alphabetical-index-mark-end text:id="IMark142216632"/> setting is replaced by the value of the parameter.</text:p>
      <text:h text:style-name="P13" text:outline-level="3"><text:alphabetical-index-mark-start text:id="IMark142216632" text:main-entry="true"/>Synchronization<text:alphabetical-index-mark-end text:id="IMark142216632"/></text:h>
      <text:p text:style-name="P1">The <text:alphabetical-index-mark-start text:id="IMark142216632" text:main-entry="true"/><text:span text:style-name="T1">Transaction</text:span><text:alphabetical-index-mark-end text:id="IMark142216632"/> instance participates in <text:alphabetical-index-mark-start text:id="IMark141910736" text:main-entry="true"/>synchronization<text:alphabetical-index-mark-end text:id="IMark141910736"/> in two ways: as a supplier of <text:alphabetical-index-mark-start text:id="IMark141499600" text:main-entry="true"/>synchronization<text:alphabetical-index-mark-end text:id="IMark141499600"/> callbacks, and as a consumer of callbacks. As a supplier of callbacks, a user can <text:soft-page-break/>register with the <text:alphabetical-index-mark-start text:id="IMark141756468" text:main-entry="true"/><text:span text:style-name="T1">Transaction</text:span><text:alphabetical-index-mark-end text:id="IMark141756468"/> instance to be notified at <text:alphabetical-index-mark-start text:id="IMark141400804" text:main-entry="true"/>transaction<text:alphabetical-index-mark-end text:id="IMark141400804"/> completion. As a consumer of callbacks, the jdo implementation will need to be notified upon <text:alphabetical-index-mark-start text:id="IMark141303668" text:main-entry="true"/>transaction<text:alphabetical-index-mark-end text:id="IMark141303668"/> completion in order to flush changes to the datastore. In a <text:alphabetical-index-mark-start text:id="IMark141757620" text:main-entry="true"/>managed environment<text:alphabetical-index-mark-end text:id="IMark141757620"/>, the implementation should use one of two mechanisms:</text:p>
      <text:p text:style-name="P4">•<text:tab/>the proprietary interfaces of the <text:alphabetical-index-mark-start text:id="IMark141757620" text:main-entry="true"/>managed environment<text:alphabetical-index-mark-end text:id="IMark141757620"/> to be notified of externally-initiated <text:alphabetical-index-mark-start text:id="IMark141303668" text:main-entry="true"/>transaction<text:alphabetical-index-mark-end text:id="IMark141303668"/> completion events;</text:p>
      <text:p text:style-name="P4">•<text:tab/>the standard <text:span text:style-name="T1">TransactionSynchronizationRegistry</text:span> that provides for an interposed <text:alphabetical-index-mark-start text:id="IMark141303668" text:main-entry="true"/>synchronization<text:alphabetical-index-mark-end text:id="IMark141303668"/> registration. </text:p>
      <text:p text:style-name="P1">For this latter purpose, the JDO implementation class might implement <text:span text:style-name="T1">javax.</text:span><text:alphabetical-index-mark-start text:id="IMark141303668" text:main-entry="true"/><text:span text:style-name="T1">transaction</text:span><text:alphabetical-index-mark-end text:id="IMark141303668"/><text:span text:style-name="T1">.</text:span><text:alphabetical-index-mark-start text:id="IMark141400804" text:main-entry="true"/><text:span text:style-name="T1">Synchronization</text:span><text:alphabetical-index-mark-end text:id="IMark141400804"/> or might use a delegate to be notified.</text:p>
      <text:p text:style-name="P1"><text:alphabetical-index-mark-start text:id="IMark141400804" text:main-entry="true"/>Synchronization<text:alphabetical-index-mark-end text:id="IMark141400804"/> is supported for both managed and non-managed environments. A <text:alphabetical-index-mark-start text:id="IMark141303668" text:main-entry="true"/><text:span text:style-name="T1">Synchronization</text:span><text:alphabetical-index-mark-end text:id="IMark141303668"/> instance registered with the <text:alphabetical-index-mark-start text:id="IMark141757620" text:main-entry="true"/><text:span text:style-name="T1">Transaction</text:span><text:alphabetical-index-mark-end text:id="IMark141757620"/> remains registered until changed explicitly by another <text:alphabetical-index-mark-start text:id="IMark141756468" text:main-entry="true"/><text:span text:style-name="T1">setSynchronization</text:span><text:alphabetical-index-mark-end text:id="IMark141756468"/>. </text:p>
      <text:p text:style-name="P1">Only one <text:alphabetical-index-mark-start text:id="IMark141756468" text:main-entry="true"/><text:span text:style-name="T1">Synchronization</text:span><text:alphabetical-index-mark-end text:id="IMark141756468"/> instance can be registered with the <text:alphabetical-index-mark-start text:id="IMark141910736" text:main-entry="true"/><text:span text:style-name="T1">Transaction</text:span><text:alphabetical-index-mark-end text:id="IMark141910736"/>. If the application requires more than one instance to receive <text:alphabetical-index-mark-start text:id="IMark141757620" text:main-entry="true"/>synchronization<text:alphabetical-index-mark-end text:id="IMark141757620"/> callbacks, then the application instance is responsible for managing them, and forwarding callbacks to them.</text:p>
      <text:p text:style-name="P9">void <text:alphabetical-index-mark-start text:id="IMark141757620" text:main-entry="true"/>setSynchronization<text:alphabetical-index-mark-end text:id="IMark141757620"/> (javax.<text:alphabetical-index-mark-start text:id="IMark141910736" text:main-entry="true"/>transaction<text:alphabetical-index-mark-end text:id="IMark141910736"/>.<text:alphabetical-index-mark-start text:id="IMark141400804" text:main-entry="true"/>Synchronization<text:alphabetical-index-mark-end text:id="IMark141400804"/> sync);</text:p>
      <text:p text:style-name="P1"><text:span text:style-name="Assertion">A13.4.3-1 [</text:span>The <text:alphabetical-index-mark-start text:id="IMark141400804" text:main-entry="true"/><text:span text:style-name="T1">Synchronization</text:span><text:alphabetical-index-mark-end text:id="IMark141400804"/> instance is registered with the <text:alphabetical-index-mark-start text:id="IMark141910736" text:main-entry="true"/><text:span text:style-name="T1">Transaction</text:span><text:alphabetical-index-mark-end text:id="IMark141910736"/> for <text:alphabetical-index-mark-start text:id="IMark141757620" text:main-entry="true"/>transaction<text:alphabetical-index-mark-end text:id="IMark141757620"/> completion notifications. Any <text:alphabetical-index-mark-start text:id="IMark141756468" text:main-entry="true"/><text:span text:style-name="T1">Synchronization</text:span><text:alphabetical-index-mark-end text:id="IMark141756468"/> instance already registered will be replaced.<text:span text:style-name="Assertion">]</text:span> <text:span text:style-name="Assertion">A13.4.3-2 [</text:span>If the parameter is <text:span text:style-name="T1">null</text:span>, then no instance will be notified.] A13.4.3-3 [If this method is called during <text:alphabetical-index-mark-start text:id="IMark141303668" text:main-entry="true"/>commit<text:alphabetical-index-mark-end text:id="IMark141303668"/> processing (within the user’s <text:span text:style-name="T1">beforeCompletion</text:span> or <text:span text:style-name="T1">afterCompletion</text:span> method), a <text:span text:style-name="T1">JDOUserException</text:span> is thrown.<text:span text:style-name="Assertion">]</text:span></text:p>
      <text:p text:style-name="P1">The two <text:alphabetical-index-mark-start text:id="IMark141910736" text:main-entry="true"/><text:span text:style-name="T1">Synchronization</text:span><text:alphabetical-index-mark-end text:id="IMark141910736"/> methods allow the application control over the environment in which the <text:alphabetical-index-mark-start text:id="IMark141303668" text:main-entry="true"/>transaction<text:alphabetical-index-mark-end text:id="IMark141303668"/> completion executes (for example, validate the state of the cache before completion) and to control the cache disposition once the <text:alphabetical-index-mark-start text:id="IMark141756468" text:main-entry="true"/>transaction<text:alphabetical-index-mark-end text:id="IMark141756468"/> completes (for example, to change persistent instances to persistent-nontransactional state).</text:p>
      <text:p text:style-name="P1"><text:span text:style-name="Assertion">A13.4.3-4 [</text:span>The <text:span text:style-name="T1">beforeCompletion</text:span> method will be called during<text:span text:style-name="T2"> </text:span>the behavior specified for the <text:alphabetical-index-mark-start text:id="IMark141756468" text:main-entry="true"/>transaction<text:alphabetical-index-mark-end text:id="IMark141756468"/> completion method <text:alphabetical-index-mark-start text:id="IMark141303668" text:main-entry="true"/><text:span text:style-name="T1">commit</text:span><text:alphabetical-index-mark-end text:id="IMark141303668"/>.<text:span text:style-name="Assertion">]</text:span> <text:span text:style-name="Assertion">A13.4.3-5 [</text:span>The <text:span text:style-name="T1">beforeCompletion</text:span> method will not be called before <text:alphabetical-index-mark-start text:id="IMark141910736" text:main-entry="true"/><text:span text:style-name="T1">rollback</text:span><text:alphabetical-index-mark-end text:id="IMark141910736"/>.<text:span text:style-name="Assertion">]</text:span></text:p>
      <text:p text:style-name="P1">During <text:alphabetical-index-mark-start text:id="IMark141910736" text:main-entry="true"/>transaction<text:alphabetical-index-mark-end text:id="IMark141910736"/> completion, the environment calls the jdo implementation’s <text:span text:style-name="T1">beforeCompletion</text:span> method, which in turn calls the user’s <text:span text:style-name="T1">beforeCompletion</text:span> method registered by the <text:alphabetical-index-mark-start text:id="IMark141303668" text:main-entry="true"/><text:span text:style-name="T1">setSynchronization</text:span><text:alphabetical-index-mark-end text:id="IMark141303668"/> method. </text:p>
      <text:p text:style-name="P1">During the user’s <text:span text:style-name="T1">beforeCompletion</text:span> method, fields in persistent and transactional instances might be changed, persistent instances might be deleted, and instances might be made persistent. These changes will be reflected in the current <text:alphabetical-index-mark-start text:id="IMark141303668" text:main-entry="true"/>transaction<text:alphabetical-index-mark-end text:id="IMark141303668"/>.</text:p>
      <text:p text:style-name="P1">After the user’s <text:span text:style-name="T1">beforeCompletion</text:span> method completes, the jdo implementation flushes the cache to the datastore. During flush, life cycle methods declared in the persistence-capable classes are called back, as well as methods on instances registered with the PersistenceManager via addInstanceLifecycleListener. </text:p>
      <text:p text:style-name="P1"><text:span text:style-name="Assertion">A13.4.3-6 [</text:span>After <text:alphabetical-index-mark-start text:id="IMark141910736" text:main-entry="true"/>transaction<text:alphabetical-index-mark-end text:id="IMark141910736"/> completion, the environment calls the jdo implementation’s <text:span text:style-name="T1">afterCompletion</text:span> method, which performs state transitions of the instances in the cache. During these state transitions, life cycle methods declared in the persistence-capable classes are <text:soft-page-break/>called back, as well as methods on instances registered with the PersistenceManager via addInstanceLifecycleListener. Subsequently, the jdo implementation calls the user’s <text:span text:style-name="T1">afterCompletion</text:span> method registered by the <text:alphabetical-index-mark-start text:id="IMark141303668" text:main-entry="true"/><text:span text:style-name="T1">setSynchronization</text:span><text:alphabetical-index-mark-end text:id="IMark141303668"/> method. The parameter for the <text:span text:style-name="T1">afterCompletion(int status)</text:span> method will be<text:span text:style-name="Assertion">]</text:span> either <text:span text:style-name="Assertion">[</text:span><text:span text:style-name="T1">javax.</text:span><text:alphabetical-index-mark-start text:id="IMark141757620" text:main-entry="true"/><text:span text:style-name="T1">transaction</text:span><text:alphabetical-index-mark-end text:id="IMark141757620"/><text:span text:style-name="T1">.Status.STATUS_COMMITTED</text:span><text:span text:style-name="Assertion">]</text:span> or <text:span text:style-name="Assertion">A13.4.3-7 [</text:span><text:span text:style-name="T1">javax.</text:span><text:alphabetical-index-mark-start text:id="IMark141756468" text:main-entry="true"/><text:span text:style-name="T1">transaction</text:span><text:alphabetical-index-mark-end text:id="IMark141756468"/><text:span text:style-name="T1">.Status.STATUS_ROLLEDBACK</text:span>.<text:span text:style-name="Assertion">]</text:span> </text:p>
      <text:p text:style-name="P9">javax.<text:alphabetical-index-mark-start text:id="IMark142216632" text:main-entry="true"/>transaction<text:alphabetical-index-mark-end text:id="IMark142216632"/>.<text:alphabetical-index-mark-start text:id="IMark141756468" text:main-entry="true"/>Synchronization<text:alphabetical-index-mark-end text:id="IMark141756468"/> getSynchronization ();</text:p>
      <text:p text:style-name="P1"><text:span text:style-name="Assertion">A13.4.3-8 [</text:span>This method returns the <text:alphabetical-index-mark-start text:id="IMark141756468" text:main-entry="true"/><text:span text:style-name="T1">Synchronization</text:span><text:alphabetical-index-mark-end text:id="IMark141756468"/> currently registered.<text:span text:style-name="Assertion">]</text:span></text:p>
      <text:h text:style-name="P13" text:outline-level="3"><text:alphabetical-index-mark-start text:id="IMark141756468" text:main-entry="true"/>Transaction<text:alphabetical-index-mark-end text:id="IMark141756468"/> demarcation</text:h>
      <text:p text:style-name="P1">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0" text:outline-level="4"><text:tab/><text:tab/>Non-<text:alphabetical-index-mark-start text:id="IMark141756468" text:main-entry="true"/>managed environment<text:alphabetical-index-mark-end text:id="IMark141756468"/></text:h>
      <text:p text:style-name="P1">In a non-<text:alphabetical-index-mark-start text:id="IMark141756468" text:main-entry="true"/>managed environment<text:alphabetical-index-mark-end text:id="IMark141756468"/>, with a single JDO <text:span text:style-name="T1">PersistenceManager</text:span> per application, there is a <text:alphabetical-index-mark-start text:id="IMark141757620" text:main-entry="true"/><text:span text:style-name="T1">Transaction</text:span><text:alphabetical-index-mark-end text:id="IMark141757620"/> instance representing a local <text:alphabetical-index-mark-start text:id="IMark142216632" text:main-entry="true"/>transaction<text:alphabetical-index-mark-end text:id="IMark142216632"/> associated with the <text:span text:style-name="T1">PersistenceManager</text:span> instance. </text:p>
      <text:p text:style-name="P9">void <text:alphabetical-index-mark-start text:id="IMark141757620" text:main-entry="true"/>begin<text:alphabetical-index-mark-end text:id="IMark141757620"/>();</text:p>
      <text:p text:style-name="P9">void <text:alphabetical-index-mark-start text:id="IMark141757620" text:main-entry="true"/>commit<text:alphabetical-index-mark-end text:id="IMark141757620"/>();</text:p>
      <text:p text:style-name="P9">void <text:alphabetical-index-mark-start text:id="IMark141757620" text:main-entry="true"/>rollback<text:alphabetical-index-mark-end text:id="IMark141757620"/>();</text:p>
      <text:p text:style-name="P1">The <text:alphabetical-index-mark-start text:id="IMark141757620" text:main-entry="true"/>begin<text:alphabetical-index-mark-end text:id="IMark141757620"/>, <text:alphabetical-index-mark-start text:id="IMark142216632" text:main-entry="true"/><text:span text:style-name="T1">commit</text:span><text:alphabetical-index-mark-end text:id="IMark142216632"/><text:span text:style-name="T1">,</text:span> and <text:alphabetical-index-mark-start text:id="IMark141756468" text:main-entry="true"/><text:span text:style-name="T1">rollback</text:span><text:alphabetical-index-mark-end text:id="IMark141756468"/> methods can be used only in a non-<text:alphabetical-index-mark-start text:id="IMark141303668" text:main-entry="true"/>managed environment<text:alphabetical-index-mark-end text:id="IMark141303668"/>, or in a <text:alphabetical-index-mark-start text:id="IMark141910736" text:main-entry="true"/>managed environment<text:alphabetical-index-mark-end text:id="IMark141910736"/> with Bean Managed Transactions. If one of these methods is executed in a <text:alphabetical-index-mark-start text:id="IMark141400804" text:main-entry="true"/>managed environment<text:alphabetical-index-mark-end text:id="IMark141400804"/> with Container Managed Transactions, a <text:span text:style-name="T1">JDOUserException</text:span> is thrown.</text:p>
      <text:p text:style-name="P1">If <text:alphabetical-index-mark-start text:id="IMark141910736" text:main-entry="true"/>commit<text:alphabetical-index-mark-end text:id="IMark141910736"/> or <text:alphabetical-index-mark-start text:id="IMark141400804" text:main-entry="true"/>rollback<text:alphabetical-index-mark-end text:id="IMark141400804"/> is called when a <text:alphabetical-index-mark-start text:id="IMark141303668" text:main-entry="true"/>transaction<text:alphabetical-index-mark-end text:id="IMark141303668"/> is not active, JDOUserException is thrown. If <text:alphabetical-index-mark-start text:id="IMark141756468" text:main-entry="true"/>begin<text:alphabetical-index-mark-end text:id="IMark141756468"/> is called when a <text:alphabetical-index-mark-start text:id="IMark142216632" text:main-entry="true"/>transaction<text:alphabetical-index-mark-end text:id="IMark142216632"/> is active, JDOUserException is thrown.</text:p>
      <text:p text:style-name="P1"><text:span text:style-name="Assertion">A13.4.4-1 [</text:span>The <text:alphabetical-index-mark-start text:id="IMark142216632" text:main-entry="true"/><text:span text:style-name="T1">commit</text:span><text:alphabetical-index-mark-end text:id="IMark142216632"/> method performs the following operations:</text:p>
      <text:p text:style-name="P4">•<text:tab/>calls the <text:span text:style-name="T1">beforeCompletion</text:span> method of the <text:alphabetical-index-mark-start text:id="IMark142216632" text:main-entry="true"/><text:span text:style-name="T1">Synchronization</text:span><text:alphabetical-index-mark-end text:id="IMark142216632"/> instance registered with the <text:alphabetical-index-mark-start text:id="IMark141303668" text:main-entry="true"/><text:span text:style-name="T1">Transaction</text:span><text:alphabetical-index-mark-end text:id="IMark141303668"/>;</text:p>
      <text:p text:style-name="P4">•<text:tab/>flushes dirty persistent instances;</text:p>
      <text:p text:style-name="P4">•<text:tab/>notifies the underlying datastore to <text:alphabetical-index-mark-start text:id="IMark141303668" text:main-entry="true"/>commit<text:alphabetical-index-mark-end text:id="IMark141303668"/> the <text:alphabetical-index-mark-start text:id="IMark141756468" text:main-entry="true"/>transaction<text:alphabetical-index-mark-end text:id="IMark141756468"/>;</text:p>
      <text:p text:style-name="P4">•<text:tab/>transitions persistent instances according to the life cycle specification;</text:p>
      <text:p text:style-name="P4">•<text:tab/>calls the <text:span text:style-name="T1">afterCompletion</text:span> method of the <text:alphabetical-index-mark-start text:id="IMark141756468" text:main-entry="true"/><text:span text:style-name="T1">Synchronization</text:span><text:alphabetical-index-mark-end text:id="IMark141756468"/> instance registered with the <text:alphabetical-index-mark-start text:id="IMark141303668" text:main-entry="true"/><text:span text:style-name="T1">Transaction</text:span><text:alphabetical-index-mark-end text:id="IMark141303668"/> with the results of the datastore <text:alphabetical-index-mark-start text:id="IMark142216632" text:main-entry="true"/>commit<text:alphabetical-index-mark-end text:id="IMark142216632"/> operation.<text:span text:style-name="Assertion">]</text:span></text:p>
      <text:p text:style-name="P1"><text:span text:style-name="Assertion">A13.4.4-2 [</text:span>The <text:alphabetical-index-mark-start text:id="IMark142216632" text:main-entry="true"/><text:span text:style-name="T1">rollback</text:span><text:alphabetical-index-mark-end text:id="IMark142216632"/> method performs the following operations:</text:p>
      <text:p text:style-name="P4">•<text:tab/>rolls back changes made in this <text:alphabetical-index-mark-start text:id="IMark142216632" text:main-entry="true"/>transaction<text:alphabetical-index-mark-end text:id="IMark142216632"/> from the datastore;</text:p>
      <text:p text:style-name="P4">•<text:tab/>transitions persistent instances according to the life cycle specification;</text:p>
      <text:p text:style-name="P4">•<text:tab/>calls the <text:span text:style-name="T1">afterCompletion</text:span> method of the <text:alphabetical-index-mark-start text:id="IMark142216632" text:main-entry="true"/><text:span text:style-name="T1">Synchronization</text:span><text:alphabetical-index-mark-end text:id="IMark142216632"/> instance registered with the <text:alphabetical-index-mark-start text:id="IMark141400804" text:main-entry="true"/><text:span text:style-name="T1">Transaction</text:span><text:alphabetical-index-mark-end text:id="IMark141400804"/>.<text:span text:style-name="Assertion">]</text:span></text:p>
      <text:h text:style-name="P11" text:outline-level="4"><text:soft-page-break/><text:tab/><text:tab/><text:alphabetical-index-mark-start text:id="IMark141400804" text:main-entry="true"/>Managed environment<text:alphabetical-index-mark-end text:id="IMark141400804"/></text:h>
      <text:p text:style-name="P1">In a <text:alphabetical-index-mark-start text:id="IMark141400804" text:main-entry="true"/>managed environment<text:alphabetical-index-mark-end text:id="IMark141400804"/>, there is either a user <text:alphabetical-index-mark-start text:id="IMark141303668" text:main-entry="true"/>transaction<text:alphabetical-index-mark-end text:id="IMark141303668"/> or a local <text:alphabetical-index-mark-start text:id="IMark142216632" text:main-entry="true"/>transaction<text:alphabetical-index-mark-end text:id="IMark142216632"/> associated with the <text:span text:style-name="T1">PersistenceManager</text:span> instance when executing method calls on JDO instances or on the <text:span text:style-name="T1">PersistenceManager</text:span>. Which of the two types of transactions is active is a policy issue for the <text:alphabetical-index-mark-start text:id="IMark141756468" text:main-entry="true"/>managed environment<text:alphabetical-index-mark-end text:id="IMark141756468"/>.</text:p>
      <text:p text:style-name="P1">If datastore <text:alphabetical-index-mark-start text:id="IMark141756468" text:main-entry="true"/>transaction<text:alphabetical-index-mark-end text:id="IMark141756468"/>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ext:alphabetical-index-mark-start text:id="IMark142216632" text:main-entry="true"/>transaction<text:alphabetical-index-mark-end text:id="IMark142216632"/>.</text:p>
      <text:p text:style-name="P1">If optimistic <text:alphabetical-index-mark-start text:id="IMark142216632" text:main-entry="true"/>transaction<text:alphabetical-index-mark-end text:id="IMark142216632"/>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ext:alphabetical-index-mark-start text:id="IMark141303668" text:main-entry="true"/>transaction<text:alphabetical-index-mark-end text:id="IMark141303668"/> Connection. </text:p>
      <text:h text:style-name="P13" text:outline-level="3"><text:alphabetical-index-mark-start text:id="IMark141303668" text:main-entry="true"/>RollbackOnly<text:alphabetical-index-mark-end text:id="IMark141303668"/></text:h>
      <text:p text:style-name="P1">At times, a component needs to mark a <text:alphabetical-index-mark-start text:id="IMark141303668" text:main-entry="true"/>transaction<text:alphabetical-index-mark-end text:id="IMark141303668"/> as failed even though that component is not authorized to complete the <text:alphabetical-index-mark-start text:id="IMark141756468" text:main-entry="true"/>transaction<text:alphabetical-index-mark-end text:id="IMark141756468"/>. In order to mark the <text:alphabetical-index-mark-start text:id="IMark142216632" text:main-entry="true"/>transaction<text:alphabetical-index-mark-end text:id="IMark142216632"/> as unsuccessful, and to determine if a <text:alphabetical-index-mark-start text:id="IMark141400804" text:main-entry="true"/>transaction<text:alphabetical-index-mark-end text:id="IMark141400804"/> has been so marked, two methods are used:</text:p>
      <text:p text:style-name="P9">void <text:alphabetical-index-mark-start text:id="IMark141400804" text:main-entry="true"/>setRollbackOnly<text:alphabetical-index-mark-end text:id="IMark141400804"/>();</text:p>
      <text:p text:style-name="P9">boolean <text:alphabetical-index-mark-start text:id="IMark141400804" text:main-entry="true"/>getRollbackOnly<text:alphabetical-index-mark-end text:id="IMark141400804"/>();</text:p>
      <text:p text:style-name="P1">Either the user application or the JDO implementation may call <text:alphabetical-index-mark-start text:id="IMark141400804" text:main-entry="true"/><text:span text:style-name="T1">setRollbackOnly</text:span><text:alphabetical-index-mark-end text:id="IMark141400804"/>. There is no way for the application to determine explicitly which component called the method.</text:p>
      <text:p text:style-name="P1"><text:span text:style-name="Assertion">A13.4.5-1 [</text:span>Once a <text:alphabetical-index-mark-start text:id="IMark141400804" text:main-entry="true"/>transaction<text:alphabetical-index-mark-end text:id="IMark141400804"/> has been marked for <text:alphabetical-index-mark-start text:id="IMark141756468" text:main-entry="true"/>rollback<text:alphabetical-index-mark-end text:id="IMark141756468"/> via <text:alphabetical-index-mark-start text:id="IMark142216632" text:main-entry="true"/><text:span text:style-name="T1">setRollbackOnly</text:span><text:alphabetical-index-mark-end text:id="IMark142216632"/>, the <text:alphabetical-index-mark-start text:id="IMark141303668" text:main-entry="true"/>commit<text:alphabetical-index-mark-end text:id="IMark141303668"/> method will always fail with JDOFatalDataStoreException.<text:span text:style-name="Assertion">]</text:span> The JDO implementation must not try to make any changes to the database during <text:alphabetical-index-mark-start text:id="IMark141910736" text:main-entry="true"/>commit<text:alphabetical-index-mark-end text:id="IMark141910736"/> when the <text:alphabetical-index-mark-start text:id="IMark141499600" text:main-entry="true"/>transaction<text:alphabetical-index-mark-end text:id="IMark141499600"/> has been marked for <text:alphabetical-index-mark-start text:id="IMark141757620" text:main-entry="true"/>rollback<text:alphabetical-index-mark-end text:id="IMark141757620"/>.</text:p>
      <text:p text:style-name="P1"><text:span text:style-name="Assertion">A13.4.5-2 [</text:span>When a <text:alphabetical-index-mark-start text:id="IMark141757620" text:main-entry="true"/>transaction<text:alphabetical-index-mark-end text:id="IMark141757620"/> is not active, and after a <text:alphabetical-index-mark-start text:id="IMark141499600" text:main-entry="true"/>transaction<text:alphabetical-index-mark-end text:id="IMark141499600"/> is begun, <text:alphabetical-index-mark-start text:id="IMark141910736" text:main-entry="true"/><text:span text:style-name="T1">getRollbackOnly</text:span><text:alphabetical-index-mark-end text:id="IMark141910736"/> will return false. Once <text:alphabetical-index-mark-start text:id="IMark141303668" text:main-entry="true"/><text:span text:style-name="T1">setRollbackOnly</text:span><text:alphabetical-index-mark-end text:id="IMark141303668"/> has been called, it will return true until <text:alphabetical-index-mark-start text:id="IMark142216632" text:main-entry="true"/>commit<text:alphabetical-index-mark-end text:id="IMark142216632"/> or <text:alphabetical-index-mark-start text:id="IMark141400804" text:main-entry="true"/>rollback<text:alphabetical-index-mark-end text:id="IMark141400804"/> is called.<text:span text:style-name="Assertion">]</text:span></text:p>
      <text:p text:style-name="P7"><draw:frame draw:style-name="fr2" draw:name="7" text:anchor-type="as-char" svg:width="2.7917in" svg:height="0.1346in" draw:z-index="0"><draw:image xlink:href="Pictures/2000000700000FB5000000C94FDA4EAC.wmf" xlink:type="simple" xlink:show="embed" xlink:actuate="onLoad"/></draw:frame></text:p>
      <text:h text:style-name="P12" text:outline-level="2">Optimistic <text:alphabetical-index-mark-start text:id="IMark141400804" text:main-entry="true"/>transaction<text:alphabetical-index-mark-end text:id="IMark141400804"/> management</text:h>
      <text:p text:style-name="P1"><text:alphabetical-index-mark-start text:id="IMark141400804" text:main-entry="true"/>Optimistic transactions<text:alphabetical-index-mark-end text:id="IMark141400804"/> are an optional feature of a JDO implementation. They are useful when there are long-running transactions that rarely affect the same instances, and therefore the datastore will exhibit better performance by deferring datastore exclusion on modified instances until <text:alphabetical-index-mark-start text:id="IMark142216632" text:main-entry="true"/>commit<text:alphabetical-index-mark-end text:id="IMark142216632"/>.</text:p>
      <text:p text:style-name="P1">In the following discussion, “transactional datastore context” refers to the <text:alphabetical-index-mark-start text:id="IMark142216632" text:main-entry="true"/>transaction<text:alphabetical-index-mark-end text:id="IMark142216632"/> context of the underlying datastore, while “<text:alphabetical-index-mark-start text:id="IMark141400804" text:main-entry="true"/>transaction<text:alphabetical-index-mark-end text:id="IMark141400804"/>”, “datastore <text:alphabetical-index-mark-start text:id="IMark141303668" text:main-entry="true"/>transaction<text:alphabetical-index-mark-end text:id="IMark141303668"/>”, and “optimistic <text:alphabetical-index-mark-start text:id="IMark141757620" text:main-entry="true"/>transaction<text:alphabetical-index-mark-end text:id="IMark141757620"/>” refer to the JDO <text:alphabetical-index-mark-start text:id="IMark141910736" text:main-entry="true"/>transaction<text:alphabetical-index-mark-end text:id="IMark141910736"/> concepts.</text:p>
      <text:p text:style-name="P1"><text:soft-page-break/>With datastore transactions, persistent instances accessed within the scope of an active <text:alphabetical-index-mark-start text:id="IMark141910736" text:main-entry="true"/>transaction<text:alphabetical-index-mark-end text:id="IMark141910736"/> are guaranteed to be associated with the transactional datastore context. With <text:alphabetical-index-mark-start text:id="IMark141757620" text:main-entry="true"/>optimistic transactions<text:alphabetical-index-mark-end text:id="IMark141757620"/>, persistent instances accessed within the scope of an active <text:alphabetical-index-mark-start text:id="IMark141303668" text:main-entry="true"/>transaction<text:alphabetical-index-mark-end text:id="IMark141303668"/> are not associated with the transactional datastore context; the only time any instances are associated with the transactional datastore context is during <text:alphabetical-index-mark-start text:id="IMark141400804" text:main-entry="true"/>commit<text:alphabetical-index-mark-end text:id="IMark141400804"/>.</text:p>
      <text:p text:style-name="P1"><text:span text:style-name="Assertion">A13.5-1 [</text:span>With <text:alphabetical-index-mark-start text:id="IMark141400804" text:main-entry="true"/>optimistic transactions<text:alphabetical-index-mark-end text:id="IMark141400804"/>, instances queried or read from the datastore will not be transactional unless they are modified, deleted, or marked by the application as transactional.<text:span text:style-name="Assertion">Duplicates 5.8]</text:span> At <text:alphabetical-index-mark-start text:id="IMark141303668" text:main-entry="true"/>commit<text:alphabetical-index-mark-end text:id="IMark141303668"/> time, the JDO implementation:</text:p>
      <text:p text:style-name="P4">•<text:tab/>establishes a transactional datastore context in which verification, insert, delete, and updates will take place. </text:p>
      <text:p text:style-name="P4">•<text:tab/>calls the <text:span text:style-name="T1">beforeCompletion</text:span> method of the <text:alphabetical-index-mark-start text:id="IMark141303668" text:main-entry="true"/><text:span text:style-name="T1">Synchronization</text:span><text:alphabetical-index-mark-end text:id="IMark141303668"/> instance registered with the <text:alphabetical-index-mark-start text:id="IMark141400804" text:main-entry="true"/><text:span text:style-name="T1">Transaction</text:span><text:alphabetical-index-mark-end text:id="IMark141400804"/>;</text:p>
      <text:p text:style-name="P4">•<text:tab/>verifies unmodified instances that have been made transactional, to ensure that the state in the datastore is the same as the instance used in the <text:alphabetical-index-mark-start text:id="IMark141400804" text:main-entry="true"/>transaction<text:alphabetical-index-mark-end text:id="IMark141400804"/> [this is done using a JDO implementation-specific algorithm];</text:p>
      <text:p text:style-name="P4">•<text:tab/>verifies modified and deleted instances during flushing to the datastore, to ensure that the state in the datastore is the same as the before image of the instance that was modified or deleted by the <text:alphabetical-index-mark-start text:id="IMark141400804" text:main-entry="true"/>transaction<text:alphabetical-index-mark-end text:id="IMark141400804"/> [this is done using a JDO implementation-specific algorithm]</text:p>
      <text:p text:style-name="P4">•<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ext:alphabetical-index-mark-start text:id="IMark141400804" text:main-entry="true"/>transaction<text:alphabetical-index-mark-end text:id="IMark141400804"/> is failed, and the <text:alphabetical-index-mark-start text:id="IMark141757620" text:main-entry="true"/>transaction<text:alphabetical-index-mark-end text:id="IMark141757620"/> is rolled back. The definition of “changed instance” is a JDO implementation choice, but it is required that a field that has been changed to different values in different transactions results in one of the transactions failing.</text:p>
      <text:p text:style-name="P4">•<text:tab/>if verification succeeds, notifies the underlying datastore to <text:alphabetical-index-mark-start text:id="IMark141757620" text:main-entry="true"/>commit<text:alphabetical-index-mark-end text:id="IMark141757620"/> the <text:alphabetical-index-mark-start text:id="IMark141400804" text:main-entry="true"/>transaction<text:alphabetical-index-mark-end text:id="IMark141400804"/>;</text:p>
      <text:p text:style-name="P4">•<text:tab/>transitions persistent instances according to the life cycle specification, based on whether the <text:alphabetical-index-mark-start text:id="IMark141400804" text:main-entry="true"/>transaction<text:alphabetical-index-mark-end text:id="IMark141400804"/> succeeds and the setting of the <text:alphabetical-index-mark-start text:id="IMark141757620" text:main-entry="true"/>RetainValues<text:alphabetical-index-mark-end text:id="IMark141757620"/> and <text:alphabetical-index-mark-start text:id="IMark141303668" text:main-entry="true"/>RestoreValues<text:alphabetical-index-mark-end text:id="IMark141303668"/> flags;</text:p>
      <text:p text:style-name="P4">•<text:tab/>calls the <text:span text:style-name="T1">afterCompletion</text:span> method of the <text:alphabetical-index-mark-start text:id="IMark141303668" text:main-entry="true"/><text:span text:style-name="T1">Synchronization</text:span><text:alphabetical-index-mark-end text:id="IMark141303668"/> instance registered with the <text:alphabetical-index-mark-start text:id="IMark141757620" text:main-entry="true"/><text:span text:style-name="T1">Transaction</text:span><text:alphabetical-index-mark-end text:id="IMark141757620"/> with the results of the <text:alphabetical-index-mark-start text:id="IMark141400804" text:main-entry="true"/>commit<text:alphabetical-index-mark-end text:id="IMark141400804"/> operation.</text:p>
      <text:p text:style-name="P1">Details of the state transitions of persistent instances in <text:alphabetical-index-mark-start text:id="IMark141400804" text:main-entry="true"/>optimistic transactions<text:alphabetical-index-mark-end text:id="IMark141400804"/> may be found in section 5.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2-06-24T15:52:24.43</meta:creation-date>
    <meta:editing-duration>PT34M47S</meta:editing-duration>
    <meta:generator>OpenOffice.org/3.4$Win32 OpenOffice.org_project/340m1$Build-9590</meta:generator>
    <dc:title>JDO_Chapter</dc:title>
    <dc:date>2012-08-23T20:39:10.92</dc:date>
    <meta:document-statistic meta:table-count="0" meta:image-count="8" meta:object-count="0" meta:page-count="10" meta:paragraph-count="155" meta:word-count="3206" meta:character-count="23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